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0e4b" officeooo:paragraph-rsid="00170e4b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70e4b" style:font-style-asian="normal" style:font-weight-asian="normal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5" style:family="text">
      <style:text-properties fo:font-variant="normal" fo:text-transform="none" fo:color="#000000" loext:opacity="100%" fo:font-size="18pt" fo:letter-spacing="normal" fo:font-style="normal" fo:font-weight="normal" officeooo:rsid="00170e4b" style:font-size-asian="18pt" style:font-style-asian="normal" style:font-weight-asian="normal" style:font-size-complex="18pt"/>
    </style:style>
    <style:style style:name="T6" style:family="text">
      <style:text-properties officeooo:rsid="00170e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The People’s Assembly, convening on the </text:span><text:span text:style-name="T5">21st</text:span><text:span text:style-name="T4"> of </text:span><text:span text:style-name="T5">October</text:span><text:span text:style-name="T4"> 2020 under the </text:span><text:span text:style-name="T5">28th</text:span><text:span text:style-name="T4"> PA Meeting.</text:span></text:p>
      <text:p text:style-name="P1"/>
      <text:p text:style-name="P1">The Assembly, recognising the current situation,</text:p>
      <text:p text:style-name="P1"/>
      <text:p text:style-name="P3">Constitutes the need to hold an anniversary for the Long March in China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1"/>
      <text:p text:style-name="P1"/>
      <text:p text:style-name="P1"/>
      <text:p text:style-name="Standard"><text:span text:style-name="T1">[</text:span><text:span text:style-name="T2">Motion 28-1: For the anniversary of the long march, do one on the 2</text:span><text:span text:style-name="T3">3rd</text:span><text:span text:style-name="T2"> of octob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21T18:09:55.703134283</dc:date>
    <meta:editing-duration>PT1M46S</meta:editing-duration>
    <meta:editing-cycles>3</meta:editing-cycles>
    <meta:generator>LibreOffice/7.0.2.2$Linux_X86_64 LibreOffice_project/0b4360524e0359c479b908cb9f8f3765ab0cc7ad</meta:generator>
    <meta:document-statistic meta:table-count="0" meta:image-count="0" meta:object-count="0" meta:page-count="1" meta:paragraph-count="7" meta:word-count="55" meta:character-count="320" meta:non-whitespace-character-count="272"/>
  </office:meta>
</office:document-meta>
</file>